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6.248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color="#000000" style:font-name="Arial1" fo:font-size="8pt" style:font-name-asian="Arial1" style:font-size-asian="8pt" style:font-name-complex="Arial1" style:font-size-complex="8pt"/>
    </style:style>
    <style:style style:name="ce4" style:family="table-cell" style:parent-style-name="Default">
      <style:text-properties style:font-name-asian="Arial1" style:font-name-complex="Arial1"/>
    </style:style>
    <style:style style:name="ce5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2.7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4.402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Numéro FINESS d’inscription ePMSI</text:p>
          </table:table-cell>
          <table:table-cell table:style-name="ce2"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3" office:value-type="string" calcext:value-type="string">
            <text:p>Hors ATU : 06 et sous ATU : 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Validation initiale de la prescription par un centre de référence ou de compétence</text:p>
          </table:table-cell>
          <table:table-cell office:value-type="string" calcext:value-type="string">
            <text:p>VC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: oui, 2: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M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IC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4" office:value-type="string" calcext:value-type="string">
            <text:p>Obligatoire au 1er septembre <text:span text:style-name="T2">2018, pour les Hors ATU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83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Réservé à un usage fu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5.94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0">00/00/0000</text:date>, <text:time style:data-style-name="N2" text:time-value="17:44:14.5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3-10T17:45:14.357000000</dc:date>
    <meta:editing-duration>PT1H55M44S</meta:editing-duration>
    <meta:editing-cycles>35</meta:editing-cycles>
    <meta:document-statistic meta:table-count="1" meta:cell-count="113" meta:object-count="0"/>
  </office:meta>
</office:document-meta>
</file>